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13.871cm" style:rel-column-width="7864*"/>
    </style:style>
    <style:style style:name="Table_5f_HEAD.B" style:display-name="Table_HEAD.B" style:family="table-column">
      <style:table-column-properties style:column-width="5.129cm" style:rel-column-width="2908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3.801cm" style:rel-column-width="13110*"/>
    </style:style>
    <style:style style:name="Tableau3.B" style:family="table-column">
      <style:table-column-properties style:column-width="3.799cm" style:rel-column-width="13104*"/>
    </style:style>
    <style:style style:name="Tableau3.C" style:family="table-column">
      <style:table-column-properties style:column-width="4.2cm" style:rel-column-width="14485*"/>
    </style:style>
    <style:style style:name="Tableau3.D" style:family="table-column">
      <style:table-column-properties style:column-width="7.2cm" style:rel-column-width="24836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P4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ce19a6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1c04c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2dc93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0ea8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d00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fo:font-weight="bold" officeooo:rsid="001339ec" officeooo:paragraph-rsid="00d40ea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63fa4e" officeooo:paragraph-rsid="00cbffe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c9cb5e" fo:background-color="#eeeeee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style:font-name="Liberation Sans" fo:font-size="11pt" officeooo:rsid="00cd5219" officeooo:paragraph-rsid="00d6e4e8" style:font-size-asian="11pt" style:font-size-complex="11pt"/>
    </style:style>
    <style:style style:name="P23" style:family="paragraph" style:parent-style-name="Standard">
      <style:paragraph-properties fo:text-align="end" style:justify-single-word="false"/>
      <style:text-properties style:font-name="Liberation Sans" fo:font-size="11pt" officeooo:rsid="001339ec" officeooo:paragraph-rsid="00d6e4e8" style:font-size-asian="11pt" style:font-size-complex="11pt"/>
    </style:style>
    <style:style style:name="P24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d82cea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d8ef56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8ef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style:font-name="Liberation Sans" fo:font-size="10.5pt" fo:font-style="italic" fo:font-weight="normal" officeooo:rsid="0016ffc7" officeooo:paragraph-rsid="00cb913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end" style:justify-single-word="false"/>
      <style:text-properties style:font-name="Liberation Sans" officeooo:paragraph-rsid="0054b64a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9pt" fo:font-weight="normal" officeooo:rsid="0016ffc7"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end" style:justify-single-word="false"/>
      <style:text-properties style:font-name="Liberation Sans" fo:font-size="9pt" officeooo:paragraph-rsid="00d4d454" style:font-size-asian="9pt" style:font-size-complex="9pt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9pt" officeooo:rsid="001339ec" officeooo:paragraph-rsid="00d1c04c" style:font-size-asian="9pt" style:font-size-complex="9pt"/>
    </style:style>
    <style:style style:name="P35" style:family="paragraph" style:parent-style-name="Standard">
      <style:paragraph-properties fo:text-align="end" style:justify-single-word="false"/>
      <style:text-properties style:font-name="Liberation Sans" fo:font-size="9pt" style:text-underline-style="none" officeooo:rsid="001339ec" officeooo:paragraph-rsid="00d61b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9pt" fo:font-style="italic" style:text-underline-style="none" fo:font-weight="normal" officeooo:rsid="001339ec" officeooo:paragraph-rsid="00d61b66" fo:background-color="transparent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052f3" style:font-size-asian="12pt" style:font-size-complex="12pt"/>
    </style:style>
    <style:style style:name="P38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1c04c" style:font-size-asian="12pt" style:font-size-complex="12pt"/>
    </style:style>
    <style:style style:name="P39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officeooo:rsid="0016ffc7" officeooo:paragraph-rsid="00c7bacc" fo:background-color="transparent" style:font-size-asian="7pt" style:font-style-asian="italic" style:font-weight-asian="normal" style:font-size-complex="8pt" style:font-style-complex="italic" style:font-weight-complex="normal"/>
    </style:style>
    <style:style style:name="P40" style:family="paragraph" style:parent-style-name="Standard">
      <style:paragraph-properties fo:text-align="end" style:justify-single-word="false"/>
      <style:text-properties officeooo:paragraph-rsid="00bda410"/>
    </style:style>
    <style:style style:name="P41" style:family="paragraph" style:parent-style-name="Standard">
      <style:paragraph-properties fo:text-align="end" style:justify-single-word="false"/>
      <style:text-properties officeooo:paragraph-rsid="00bd0340"/>
    </style:style>
    <style:style style:name="P42" style:family="paragraph" style:parent-style-name="Standard">
      <style:paragraph-properties fo:text-align="end" style:justify-single-word="false"/>
      <style:text-properties officeooo:paragraph-rsid="00c7bacc"/>
    </style:style>
    <style:style style:name="P43" style:family="paragraph" style:parent-style-name="Standard">
      <style:paragraph-properties fo:text-align="end" style:justify-single-word="false"/>
      <style:text-properties officeooo:paragraph-rsid="0052b7ea"/>
    </style:style>
    <style:style style:name="P44" style:family="paragraph" style:parent-style-name="Standard">
      <style:paragraph-properties fo:text-align="end" style:justify-single-word="false"/>
      <style:text-properties officeooo:paragraph-rsid="00d6e4e8"/>
    </style:style>
    <style:style style:name="P45" style:family="paragraph" style:parent-style-name="Standard">
      <style:paragraph-properties fo:text-align="end" style:justify-single-word="false"/>
      <style:text-properties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end" style:justify-single-word="false"/>
      <style:text-properties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9" style:family="paragraph" style:parent-style-name="Fram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51" style:family="paragraph" style:parent-style-name="Standard">
      <style:paragraph-properties fo:margin-top="0.101cm" fo:margin-bottom="0.101cm" style:contextual-spacing="false" fo:text-align="start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52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8eeaec" style:font-size-asian="9pt" style:font-size-complex="9pt"/>
    </style:style>
    <style:style style:name="T5" style:family="text">
      <style:text-properties fo:font-size="9pt" officeooo:rsid="008285c6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9pt" style:text-underline-style="none" officeooo:rsid="0085f02e" style:font-size-asian="9pt" style:font-size-complex="9pt"/>
    </style:style>
    <style:style style:name="T10" style:family="text">
      <style:text-properties fo:font-size="9pt" style:text-underline-style="none" officeooo:rsid="008eeaec" style:font-size-asian="9pt" style:font-size-complex="9pt"/>
    </style:style>
    <style:style style:name="T11" style:family="text">
      <style:text-properties fo:font-size="9pt" style:text-underline-style="none" officeooo:rsid="008d3aa3" style:font-size-asian="9pt" style:font-size-complex="9pt"/>
    </style:style>
    <style:style style:name="T12" style:family="text">
      <style:text-properties fo:font-size="9pt" style:text-underline-style="none" officeooo:rsid="008285c6" style:font-size-asian="9pt" style:font-size-complex="9pt"/>
    </style:style>
    <style:style style:name="T13" style:family="text">
      <style:text-properties fo:font-size="9pt" style:text-underline-style="none" officeooo:rsid="00dae2cc" style:font-size-asian="9pt" style:font-size-complex="9pt"/>
    </style:style>
    <style:style style:name="T14" style:family="text">
      <style:text-properties fo:font-size="9pt" style:text-underline-style="none" fo:font-weight="bold" officeooo:rsid="0085f02e" style:font-size-asian="9pt" style:font-weight-asian="bold" style:font-size-complex="9pt" style:font-weight-complex="bold"/>
    </style:style>
    <style:style style:name="T15" style:family="text">
      <style:text-properties style:font-name="Liberation Sans" fo:font-size="9pt" style:text-underline-style="none" officeooo:rsid="0085f02e" style:font-size-asian="9pt" style:font-size-complex="9pt"/>
    </style:style>
    <style:style style:name="T16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7" style:family="text">
      <style:text-properties style:font-name="Liberation Sans" officeooo:rsid="00798610"/>
    </style:style>
    <style:style style:name="T18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19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0" style:family="text">
      <style:text-properties style:font-name="Liberation Sans" fo:font-size="11pt" fo:font-weight="normal" officeooo:rsid="008eeaec" style:font-size-asian="11pt" style:font-size-complex="11pt"/>
    </style:style>
    <style:style style:name="T21" style:family="text">
      <style:text-properties style:font-name="Liberation Sans" fo:font-size="11pt" fo:font-weight="normal" officeooo:rsid="0063fa4e" style:font-size-asian="11pt" style:font-size-complex="11pt"/>
    </style:style>
    <style:style style:name="T22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6" style:family="text">
      <style:text-properties style:font-name="Liberation Sans" fo:font-size="10.5pt" fo:font-weight="normal" officeooo:rsid="0016ffc7" style:font-size-asian="10.5pt" style:font-size-complex="10.5pt"/>
    </style:style>
    <style:style style:name="T27" style:family="text">
      <style:text-properties style:font-name="Liberation Sans" fo:font-size="10.5pt" fo:font-weight="normal" officeooo:rsid="00a1beb1" style:font-size-asian="10.5pt" style:font-size-complex="10.5pt"/>
    </style:style>
    <style:style style:name="T28" style:family="text">
      <style:text-properties style:font-name="Liberation Sans" fo:font-size="10.5pt" fo:font-style="italic" fo:font-weight="normal" officeooo:rsid="0016ffc7" fo:background-color="transparent" loext:char-shading-value="0" style:font-size-asian="10.5pt" style:font-size-complex="10.5pt"/>
    </style:style>
    <style:style style:name="T29" style:family="text">
      <style:text-properties style:font-name="Liberation Sans" fo:font-size="10.5pt" fo:font-style="italic" fo:font-weight="bold" officeooo:rsid="0016ffc7" fo:background-color="transparent" loext:char-shading-value="0" style:font-size-asian="10.5pt" style:font-weight-asian="bold" style:font-size-complex="10.5pt" style:font-weight-complex="bold"/>
    </style:style>
    <style:style style:name="T30" style:family="text">
      <style:text-properties fo:font-size="11pt" fo:font-style="italic" officeooo:rsid="00d49c61" fo:background-color="transparent" loext:char-shading-value="0" style:font-size-asian="11pt" style:font-style-asian="italic" style:font-size-complex="11pt" style:font-style-complex="italic"/>
    </style:style>
    <style:style style:name="T31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2" style:family="text">
      <style:text-properties fo:font-size="11pt" officeooo:rsid="008eeaec" style:font-size-asian="11pt" style:font-size-complex="11pt"/>
    </style:style>
    <style:style style:name="T33" style:family="text">
      <style:text-properties fo:font-size="11pt" officeooo:rsid="0063fa4e" style:font-size-asian="11pt" style:font-size-complex="11pt"/>
    </style:style>
    <style:style style:name="T34" style:family="text">
      <style:text-properties fo:font-size="10pt" officeooo:rsid="001339ec" style:font-size-asian="10pt" style:font-size-complex="10pt"/>
    </style:style>
    <style:style style:name="T35" style:family="text">
      <style:text-properties fo:font-size="10pt" style:text-underline-style="none" style:font-size-asian="10pt" style:font-size-complex="10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85f02e" style:font-weight-asian="bold" style:font-weight-complex="bold"/>
    </style:style>
    <style:style style:name="T39" style:family="text">
      <style:text-properties style:text-underline-style="none" officeooo:rsid="0085f02e"/>
    </style:style>
    <style:style style:name="T40" style:family="text">
      <style:text-properties style:text-underline-style="none" officeooo:rsid="001339ec"/>
    </style:style>
    <style:style style:name="T41" style:family="text">
      <style:text-properties officeooo:rsid="008eeaec"/>
    </style:style>
    <style:style style:name="T42" style:family="text">
      <style:text-properties officeooo:rsid="008d3aa3"/>
    </style:style>
    <style:style style:name="T43" style:family="text">
      <style:text-properties fo:font-style="italic" fo:font-weight="normal" fo:background-color="transparent" loext:char-shading-value="0" style:font-style-asian="italic" style:font-style-complex="italic"/>
    </style:style>
    <style:style style:name="T44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45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46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47" style:family="text">
      <style:text-properties officeooo:rsid="00cc96d9"/>
    </style:style>
    <style:style style:name="T48" style:family="text">
      <style:text-properties officeooo:rsid="00d49c61"/>
    </style:style>
    <style:style style:name="T49" style:family="text">
      <style:text-properties officeooo:rsid="00d29300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office:value-type="string">
            <text:p text:style-name="P12"><text:placeholder text:placeholder-type="text">&lt;o.lab.name&gt;</text:placeholder></text:p>
          </table:table-cell>
          <table:table-cell table:style-name="Table_5f_HEAD.A1" table:number-rows-spanned="5" office:value-type="string">
            <text:p text:style-name="P11"><draw:frame draw:style-name="fr1" draw:name="image: o.logo" text:anchor-type="paragraph" svg:x="0cm" svg:y="0cm" svg:width="4.501cm" style:rel-width="100%" svg:height="2.545cm" style:rel-height="84%" draw:z-index="0"><draw:text-box><text:p text:style-name="P49"/></draw:text-box></draw:frame></text:p>
          </table:table-cell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2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3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addr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10"><text:a xlink:type="simple" xlink:href="relatorio://if%20test=%22o.lab.email%20!=%20''%20%22" text:style-name="Internet_20_link" text:visited-style-name="Visited_20_Internet_20_Link"><text:span text:style-name="T42">if email</text:span></text:a><text:placeholder text:placeholder-type="text">&lt;o.lab.email&gt;</text:placeholder> :<text:placeholder text:placeholder-type="text">&lt;o.label.email&gt;</text:placeholder><text:a xlink:type="simple" xlink:href="relatorio:///if" text:style-name="Internet_20_link" text:visited-style-name="Visited_20_Internet_20_Link"><text:span text:style-name="T42">/if</text:span></text:a><text:span text:style-name="T42"> </text:span><text:a xlink:type="simple" xlink:href="relatorio://if%20test=%22o.lab.fax%20!=%20''%20%22" text:style-name="Internet_20_link" text:visited-style-name="Visited_20_Internet_20_Link"><text:span text:style-name="T42">if fax</text:span></text:a><text:placeholder text:placeholder-type="text">&lt;o.lab.fax&gt;</text:placeholder> :<text:placeholder text:placeholder-type="text">&lt;o.label.fax&gt;</text:placeholder><text:a xlink:type="simple" xlink:href="relatorio:///if" text:style-name="Internet_20_link" text:visited-style-name="Visited_20_Internet_20_Link"><text:span text:style-name="T42">/if</text:span></text:a><text:span text:style-name="T42"> </text:span><text:a xlink:type="simple" xlink:href="relatorio://if%20test=%22o.lab.phone%20!=%20''%20%22" text:style-name="Internet_20_link" text:visited-style-name="Visited_20_Internet_20_Link"><text:span text:style-name="T42">if phone</text:span></text:a> <text:placeholder text:placeholder-type="text">&lt;o.lab.phone&gt;</text:placeholder>  :<text:placeholder text:placeholder-type="text">&lt;o.label.phone&gt;</text:placeholder><text:a xlink:type="simple" xlink:href="relatorio:///if" text:style-name="Internet_20_link" text:visited-style-name="Visited_20_Internet_20_Link"><text:span text:style-name="T42">/if</text:span></text:a></text:p>
          </table:table-cell>
          <table:covered-table-cell/>
        </table:table-row>
      </table:table>
      <text:p text:style-name="P51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43802372896">
          <table:table-cell table:style-name="Tableau1.A1" office:value-type="string">
            <text:p text:style-name="P37"><text:span text:style-name="T37"><text:placeholder text:placeholder-type="text">&lt;o.pat.firstname&gt;</text:placeholder></text:span><text:span text:style-name="T14"><text:s/></text:span><text:span text:style-name="T38"><text:placeholder text:placeholder-type="text">&lt;o.pat.lastname&gt;</text:placeholder></text:span>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38"><text:a xlink:type="simple" xlink:href="relatorio://if%20test=%22o.pat.code%20!=%20''%20or%20o.pat.code_lab%20!=%20''%20%22" text:style-name="Internet_20_link" text:visited-style-name="Visited_20_Internet_20_Link"><text:span text:style-name="T11">if code or code_lab</text:span></text:a><text:span text:style-name="T3"><text:placeholder text:placeholder-type="text">&lt;o.pat.code_lab&gt;</text:placeholder></text:span><text:span text:style-name="T3"> </text:span><text:span text:style-name="T3"><text:placeholder text:placeholder-type="text">&lt;o.pat.code&gt;</text:placeholder></text:span><text:span text:style-name="T3"><text:s/></text:span><text:span text:style-name="T3"><text:placeholder text:placeholder-type="text">&lt;o.label.code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num%20!=%20''%20%22" text:style-name="Internet_20_link" text:visited-style-name="Visited_20_Internet_20_Link"><text:span text:style-name="T13">if num</text:span></text:a><text:span text:style-name="T8"><text:placeholder text:placeholder-type="text">&lt;o.rec.num&gt;</text:placeholder></text:span><text:span text:style-name="T8"> </text:span><text:span text:style-name="T8"><text:placeholder text:placeholder-type="text">&lt;o.label.record&gt;</text:placeholder></text:span><text:a xlink:type="simple" xlink:href="relatorio:///if" text:style-name="Internet_20_link" text:visited-style-name="Visited_20_Internet_20_Link"><text:span text:style-name="T35">/if</text:span></text:a></text:p>
          </table:table-cell>
        </table:table-row>
        <table:table-row table:style-name="TableLine2443802387584">
          <table:table-cell table:style-name="Tableau1.A2" office:value-type="string">
            <text:p text:style-name="P34"><text:placeholder text:placeholder-type="text">&lt;o.pat.maidenname&gt;</text:placeholder><text:s/><text:placeholder text:placeholder-type="text">&lt;o.pat.middlename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33"><text:span text:style-name="T2"><text:placeholder text:placeholder-type="text">&lt;o.pat.sex&gt;</text:placeholder></text:span><text:span text:style-name="T39"><text:s/></text:span><text:span text:style-name="T40"><text:placeholder text:placeholder-type="text">&lt;o.pat.age_unit&gt;</text:placeholder></text:span><text:span text:style-name="T39"><text:s/></text:span><text:span text:style-name="T2"><text:placeholder text:placeholder-type="text">&lt;o.pat.age&gt;</text:placeholder></text:span><text:span text:style-name="T2"><text:s/></text:span><text:a xlink:type="simple" xlink:href="relatorio://if%20test=%22o.pat.birth%20!=%20''%20%22" text:style-name="Internet_20_link" text:visited-style-name="Visited_20_Internet_20_Link"><text:span text:style-name="T41">if birth</text:span></text:a><text:span text:style-name="T2"><text:placeholder text:placeholder-type="text">&lt;o.pat.birth&gt;</text:placeholder></text:span><text:span text:style-name="T2"> </text:span><text:span text:style-name="T2"><text:placeholder text:placeholder-type="text">&lt;o.label.born&gt;</text:placeholder></text:span><text:a xlink:type="simple" xlink:href="relatorio:///if" text:style-name="Internet_20_link" text:visited-style-name="Visited_20_Internet_20_Link"><text:span text:style-name="T34">/if</text:span></text:a></text:p>
          </table:table-cell>
        </table:table-row>
        <table:table-row table:style-name="TableLine2443802379696">
          <table:table-cell table:style-name="Tableau1.A2" office:value-type="string">
            <text:p text:style-name="P8"><text:placeholder text:placeholder-type="text">&lt;o.pat.addr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8"><text:a xlink:type="simple" xlink:href="relatorio://if%20test=%22o.rec.hosp_bed%20!=%20''%20%22" text:style-name="Internet_20_link" text:visited-style-name="Visited_20_Internet_20_Link"><text:span text:style-name="T4">if hosp_bed</text:span></text:a><text:span text:style-name="T3"><text:placeholder text:placeholder-type="text">&lt;o.rec.hosp_bed&gt;</text:placeholder></text:span><text:span text:style-name="T3"> </text:span><text:span text:style-name="T3"><text:placeholder text:placeholder-type="text">&lt;o.label.bed&gt;</text:placeholder></text:span><text:a xlink:type="simple" xlink:href="relatorio:///if" text:style-name="Internet_20_link" text:visited-style-name="Visited_20_Internet_20_Link"><text:span text:style-name="T5">/if</text:span></text:a><text:span text:style-name="T3"> </text:span><text:a xlink:type="simple" xlink:href="relatorio://if%20test=%22o.rec.hosp_service%20!=%20''%20%22" text:style-name="Internet_20_link" text:visited-style-name="Visited_20_Internet_20_Link"><text:span text:style-name="T4">if hosp_service</text:span></text:a><text:span text:style-name="T3"><text:placeholder text:placeholder-type="text">&lt;o.rec.hosp_service&gt;</text:placeholder></text:span><text:span text:style-name="T3"> </text:span><text:span text:style-name="T3"><text:placeholder text:placeholder-type="text">&lt;o.label.at&gt;</text:placeholder></text:span><text:a xlink:type="simple" xlink:href="relatorio:///if" text:style-name="Internet_20_link" text:visited-style-name="Visited_20_Internet_20_Link">/if</text:a><text:span text:style-name="T12"> </text:span><text:a xlink:type="simple" xlink:href="relatorio://if%20test=%22o.rec.hosp_date%20!=%20''%20%22" text:style-name="Internet_20_link" text:visited-style-name="Visited_20_Internet_20_Link"><text:span text:style-name="T4">if hosp_date</text:span></text:a><text:span text:style-name="T3"><text:placeholder text:placeholder-type="text">&lt;o.rec.hosp_date&gt;</text:placeholder></text:span><text:span text:style-name="T3"> </text:span><text:span text:style-name="T3"><text:placeholder text:placeholder-type="text">&lt;o.label.admit&gt;</text:placeholder></text:span><text:a xlink:type="simple" xlink:href="relatorio:///if" text:style-name="Internet_20_link" text:visited-style-name="Visited_20_Internet_20_Link"><text:span text:style-name="T5">/if</text:span></text:a></text:p>
          </table:table-cell>
        </table:table-row>
        <table:table-row table:style-name="TableLine2443802385952">
          <table:table-cell table:style-name="Tableau1.A2" office:value-type="string">
            <text:p text:style-name="P6"><text:span text:style-name="T36"><text:placeholder text:placeholder-type="text">&lt;o.pat.city&gt;</text:placeholder></text:span><text:span text:style-name="T15"><text:s/></text:span><text:span text:style-name="T15"><text:placeholder text:placeholder-type="text">&lt;o.pat.zipcode&gt;</text:placeholder></text:span></text:p>
          </table:table-cell>
          <table:table-cell table:style-name="Tableau1.B1" office:value-type="string">
            <text:p text:style-name="P50"/>
          </table:table-cell>
          <table:table-cell table:style-name="Tableau1.A2" office:value-type="string">
            <text:p text:style-name="P7"><text:a xlink:type="simple" xlink:href="relatorio://if%20test=%22o.rec.presc_name%20!=%20''%20%22" text:style-name="Internet_20_link" text:visited-style-name="Visited_20_Internet_20_Link"><text:span text:style-name="T10">if presc_name</text:span></text:a><text:span text:style-name="T3"><text:placeholder text:placeholder-type="text">&lt;o.rec.presc_name&gt;</text:placeholder></text:span><text:span text:style-name="T3"> </text:span><text:span text:style-name="T3"><text:placeholder text:placeholder-type="text">&lt;o.label.by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8"><text:placeholder text:placeholder-type="text">&lt;o.rec.presc_date&gt;</text:placeholder></text:span><text:span text:style-name="T8"> </text:span><text:span text:style-name="T8"><text:placeholder text:placeholder-type="text">&lt;o.label.exam_presc&gt;</text:placeholder></text:span><text:a xlink:type="simple" xlink:href="relatorio:///if" text:style-name="Internet_20_link" text:visited-style-name="Visited_20_Internet_20_Link">/if</text:a><text:span text:style-name="T36"> </text:span></text:p>
          </table:table-cell>
        </table:table-row>
        <table:table-row table:style-name="TableLine2443802385680">
          <table:table-cell table:style-name="Tableau1.A5" office:value-type="string">
            <text:p text:style-name="P35"><text:span text:style-name="T43"><text:placeholder text:placeholder-type="text">&lt;o.pat.phone2&gt;</text:placeholder></text:span><text:span text:style-name="T46"><text:s/></text:span><text:span text:style-name="T46"><text:placeholder text:placeholder-type="text">&lt;if test="o.pat.phone and o.pat.phone2"&gt;</text:placeholder></text:span><text:span text:style-name="T46"><text:s/>/ </text:span><text:span text:style-name="T46"><text:placeholder text:placeholder-type="text">&lt;/if&gt;</text:placeholder></text:span><text:span text:style-name="T43"><text:s/></text:span><text:span text:style-name="T43"><text:placeholder text:placeholder-type="text">&lt;o.pat.phone&gt;</text:placeholder></text:span><text:span text:style-name="T44"><text:s/></text:span><text:a xlink:type="simple" xlink:href="relatorio://if%20test=%22o.pat.phone%20!=%20''%20or%20o.pat.phone2%20!=%20''%20%22" text:style-name="Internet_20_link" text:visited-style-name="Visited_20_Internet_20_Link"><text:span text:style-name="T44">if any phone</text:span></text:a><text:span text:style-name="T45"><text:placeholder text:placeholder-type="text">&lt;o.label.phone&gt;</text:placeholder></text:span><text:span text:style-name="T45"> </text:span><text:a xlink:type="simple" xlink:href="relatorio:///if" text:style-name="Internet_20_link" text:visited-style-name="Visited_20_Internet_20_Link"><text:span text:style-name="T45">/if</text:span></text:a></text:p>
          </table:table-cell>
          <table:table-cell table:style-name="Tableau1.B1" office:value-type="string">
            <text:p text:style-name="P50"/>
          </table:table-cell>
          <table:table-cell table:style-name="Tableau1.A5" office:value-type="string">
            <text:p text:style-name="P7"><text:span text:style-name="T3"><text:placeholder text:placeholder-type="text">&lt;o.report.date_now&gt;</text:placeholder></text:span><text:span text:style-name="T3"><text:s/></text:span><text:span text:style-name="T3"><text:placeholder text:placeholder-type="text">&lt;o.label.edit&gt;</text:placeholder></text:span><text:span text:style-name="T3"><text:s/></text:span><text:a xlink:type="simple" xlink:href="relatorio://if%20test=%22o.rec.rec_date%20!=%20''%20%22" text:style-name="Internet_20_link" text:visited-style-name="Visited_20_Internet_20_Link"><text:span text:style-name="T4">if rec_date</text:span></text:a><text:span text:style-name="T3"><text:placeholder text:placeholder-type="text">&lt;o.rec.rec_date&gt;</text:placeholder></text:span><text:span text:style-name="T3"> </text:span><text:span text:style-name="T3"><text:placeholder text:placeholder-type="text">&lt;o.label.save&gt;</text:placeholder></text:span><text:a xlink:type="simple" xlink:href="relatorio:///if" text:style-name="Internet_20_link" text:visited-style-name="Visited_20_Internet_20_Link">/if</text:a></text:p>
          </table:table-cell>
        </table:table-row>
      </table:table>
      <text:p text:style-name="P52"><text:placeholder text:placeholder-type="text">&lt;o.report.title&gt;</text:placeholder></text:p>
      <text:p text:style-name="P47"><text:a xlink:type="simple" xlink:href="relatorio://if%20test=%22o.report.replace%20!=%20''%20%22" text:style-name="Internet_20_link" text:visited-style-name="Visited_20_Internet_20_Link"><text:span text:style-name="T3">if replace</text:span></text:a></text:p>
      <text:p text:style-name="P48"><text:placeholder text:placeholder-type="text">&lt;o.report.replace&gt;</text:placeholder></text:p>
      <text:p text:style-name="P47"><text:a xlink:type="simple" xlink:href="relatorio:///if" text:style-name="Internet_20_link" text:visited-style-name="Visited_20_Internet_20_Link"><text:span text:style-name="T3">/if</text:span></text:a></text:p>
      <text:p text:style-name="P20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2443802389216">
          <table:table-cell table:style-name="Tableau2.A1" office:value-type="string">
            <text:p text:style-name="P15"><text:placeholder text:placeholder-type="text">&lt;o.rec.comm_title&gt;</text:placeholder></text:p>
            <text:p text:style-name="P44"><text:a xlink:type="simple" xlink:href="relatorio://for%20each=%22comm_line%20in%20o.rec.comm%22" text:style-name="Internet_20_link" text:visited-style-name="Visited_20_Internet_20_Link"><text:span text:style-name="T22">for each="comm_line in o.rec.comm"</text:span></text:a></text:p>
            <text:p text:style-name="P22"><text:placeholder text:placeholder-type="text">&lt;comm_line&gt;</text:placeholder></text:p>
            <text:p text:style-name="P23"><text:a xlink:type="simple" xlink:href="relatorio:///for" text:style-name="Internet_20_link" text:visited-style-name="Visited_20_Internet_20_Link"><text:span text:style-name="T47">/for</text:span></text:a></text:p>
          </table:table-cell>
        </table:table-row>
      </table:table>
      <text:p text:style-name="P36"/>
      <text:p text:style-name="P20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1"><text:placeholder text:placeholder-type="text">&lt;o.label.previous&gt;</text:placeholder></text:p>
            </table:table-cell>
            <table:table-cell table:style-name="Tableau3.B1" office:value-type="string">
              <text:p text:style-name="P21"><text:placeholder text:placeholder-type="text">&lt;o.label.references&gt;</text:placeholder></text:p>
            </table:table-cell>
            <table:table-cell table:style-name="Tableau3.B1" office:value-type="string">
              <text:p text:style-name="P21"><text:placeholder text:placeholder-type="text">&lt;o.label.results&gt;</text:placeholder></text:p>
            </table:table-cell>
            <table:table-cell table:style-name="Tableau3.D1" office:value-type="string">
              <text:p text:style-name="P21"><text:placeholder text:placeholder-type="text">&lt;o.label.analyzes&gt;</text:placeholder></text:p>
            </table:table-cell>
          </table:table-row>
        </table:table-header-rows>
        <table:table-row table:style-name="TableLine2443802388128">
          <table:table-cell table:style-name="Tableau3.A2" table:number-columns-spanned="4" office:value-type="string">
            <text:p text:style-name="P43"><text:a xlink:type="simple" xlink:href="relatorio://for%20each=%22data%20in%20o.l_data%22" text:style-name="Internet_20_link" text:visited-style-name="Visited_20_Internet_20_Link"><text:span text:style-name="T17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2443802375888">
          <table:table-cell table:style-name="Tableau3.A5" table:number-columns-spanned="4" office:value-type="string">
            <text:p text:style-name="P13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2443802381600">
          <table:table-cell table:style-name="Tableau3.A5" table:number-columns-spanned="4" office:value-type="string">
            <text:p text:style-name="P26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2443802389760">
          <table:table-cell table:style-name="Tableau3.A5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802377792">
          <table:table-cell table:style-name="Tableau3.A7" table:number-columns-spanned="4" office:value-type="string">
            <text:p text:style-name="P14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2443802390576">
          <table:table-cell table:style-name="Tableau3.A7" table:number-columns-spanned="4" office:value-type="string">
            <text:p text:style-name="P43"><text:a xlink:type="simple" xlink:href="relatorio://for%20each=%22res%20in%20data.l_res%22" text:style-name="Internet_20_link" text:visited-style-name="Visited_20_Internet_20_Link"><text:span text:style-name="T18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2443802376432">
          <table:table-cell table:style-name="Tableau3.A8" office:value-type="string">
            <text:p text:style-name="P28"><text:span text:style-name="T7"><text:placeholder text:placeholder-type="text">&lt;if test="res.unit"&gt;</text:placeholder></text:span><text:span text:style-name="T7"><text:s/></text:span><text:span text:style-name="T7"><text:placeholder text:placeholder-type="text">&lt;res.prev_unit&gt;</text:placeholder></text:span><text:span text:style-name="T7"><text:s/></text:span><text:span text:style-name="T7"><text:placeholder text:placeholder-type="text">&lt;res.prev_val&gt;</text:placeholder></text:span><text:span text:style-name="T7"><text:s/></text:span><text:span text:style-name="T7"><text:placeholder text:placeholder-type="text">&lt;/if&gt;</text:placeholder></text:span><text:span text:style-name="T6"><text:placeholder text:placeholder-type="text">&lt;res.prev_date&gt;</text:placeholder></text:span></text:p>
          </table:table-cell>
          <table:table-cell table:style-name="Tableau3.B8" office:value-type="string">
            <text:p text:style-name="P19"><text:placeholder text:placeholder-type="text">&lt;res.references&gt;</text:placeholder></text:p>
          </table:table-cell>
          <table:table-cell table:style-name="Tableau3.B8" office:value-type="string">
            <text:p text:style-name="P32"><text:a xlink:type="simple" xlink:href="relatorio://choose%20test=%22%22" text:style-name="Internet_20_link" text:visited-style-name="Visited_20_Internet_20_Link"><text:span text:style-name="T32">choose</text:span></text:a></text:p>
            <text:p text:style-name="P45"><text:a xlink:type="simple" xlink:href="relatorio://when%20test=%22res.bold_value%20=='Y'%20%22" text:style-name="Internet_20_link" text:visited-style-name="Visited_20_Internet_20_Link"><text:span text:style-name="T20">when bold_value =='Y'</text:span></text:a></text:p>
            <text:p text:style-name="P46"><text:span text:style-name="T16"><text:placeholder text:placeholder-type="text">&lt;if test="res.unit"&gt;</text:placeholder></text:span><text:span text:style-name="T25"><text:s/></text:span><text:span text:style-name="T25"><text:placeholder text:placeholder-type="text">&lt;res.unit&gt;</text:placeholder></text:span><text:span text:style-name="T16"><text:placeholder text:placeholder-type="text">&lt;/if&gt;</text:placeholder></text:span><text:span text:style-name="T16"><text:s/></text:span><text:span text:style-name="T29"><text:placeholder text:placeholder-type="text">&lt;res.value&gt;</text:placeholder></text:span></text:p>
            <text:p text:style-name="P45"><text:a xlink:type="simple" xlink:href="relatorio:///when" text:style-name="Internet_20_link" text:visited-style-name="Visited_20_Internet_20_Link"><text:span text:style-name="T21">/when</text:span></text:a></text:p>
            <text:p text:style-name="P45"><text:a xlink:type="simple" xlink:href="relatorio://otherwise%20test=%22%22" text:style-name="Internet_20_link" text:visited-style-name="Visited_20_Internet_20_Link"><text:span text:style-name="T20">otherwise</text:span></text:a></text:p>
            <text:p text:style-name="P46"><text:span text:style-name="T16"><text:placeholder text:placeholder-type="text">&lt;if test="res.unit"&gt;</text:placeholder></text:span><text:span text:style-name="T27"><text:s/></text:span><text:span text:style-name="T26"><text:placeholder text:placeholder-type="text">&lt;res.unit&gt;</text:placeholder></text:span><text:span text:style-name="T16"><text:placeholder text:placeholder-type="text">&lt;/if&gt;</text:placeholder></text:span><text:span text:style-name="T16"><text:s/></text:span><text:span text:style-name="T28"><text:placeholder text:placeholder-type="text">&lt;res.value&gt;</text:placeholder></text:span></text:p>
            <text:p text:style-name="P45"><text:a xlink:type="simple" xlink:href="relatorio:///otherwise" text:style-name="Internet_20_link" text:visited-style-name="Visited_20_Internet_20_Link"><text:span text:style-name="T21">/otherwise</text:span></text:a></text:p>
            <text:p text:style-name="P32"><text:a xlink:type="simple" xlink:href="relatorio:///choose" text:style-name="Internet_20_link" text:visited-style-name="Visited_20_Internet_20_Link"><text:span text:style-name="T33">/choose</text:span></text:a></text:p>
          </table:table-cell>
          <table:table-cell table:style-name="Tableau3.D8" office:value-type="string">
            <text:p text:style-name="P30"><text:placeholder text:placeholder-type="text">&lt;res.label&gt;</text:placeholder></text:p>
          </table:table-cell>
        </table:table-row>
        <table:table-row table:style-name="TableLine2443802378608">
          <table:table-cell table:style-name="Tableau3.A9" table:number-columns-spanned="4" office:value-type="string">
            <text:p text:style-name="P17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2443802396832">
          <table:table-cell table:style-name="Tableau3.A9" table:number-columns-spanned="4" office:value-type="string">
            <text:p text:style-name="P24"><text:a xlink:type="simple" xlink:href="relatorio://for%20each=%22comm_line%20in%20res.var_comm%22" text:style-name="Internet_20_link" text:visited-style-name="Visited_20_Internet_20_Link"><text:span text:style-name="T49">for each="comm_line in res.var_comm"</text:span></text:a></text:p>
            <text:p text:style-name="P24"><text:soft-page-break/><text:placeholder text:placeholder-type="text">&lt;comm_line&gt;</text:placeholder></text:p>
            <text:p text:style-name="P24"><text:a xlink:type="simple" xlink:href="relatorio:///for" text:style-name="Internet_20_link" text:visited-style-name="Visited_20_Internet_20_Link"><text:span text:style-name="T48">/for_var_comm</text:span></text:a></text:p>
          </table:table-cell>
          <table:covered-table-cell/>
          <table:covered-table-cell/>
          <table:covered-table-cell/>
        </table:table-row>
        <table:table-row table:style-name="TableLine2443802399280">
          <table:table-cell table:style-name="Tableau3.A9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802392480">
          <table:table-cell table:style-name="Tableau3.A9" table:number-columns-spanned="4" office:value-type="string">
            <text:p text:style-name="P16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 table:style-name="TableLine2443802405808">
          <table:table-cell table:style-name="Tableau3.A9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Line2443802406080">
          <table:table-cell table:style-name="Tableau3.A9" table:number-columns-spanned="4" office:value-type="string">
            <text:p text:style-name="P29"><text:a xlink:type="simple" xlink:href="relatorio://for%20each=%22comm_line%20in%20res.comm%22" text:style-name="Internet_20_link" text:visited-style-name="Visited_20_Internet_20_Link"><text:span text:style-name="T31">for each="comm_line in res.comm"</text:span></text:a></text:p>
            <text:p text:style-name="P25"><text:placeholder text:placeholder-type="text">&lt;comm_line&gt;</text:placeholder></text:p>
            <text:p text:style-name="P29"><text:a xlink:type="simple" xlink:href="relatorio:///for" text:style-name="Internet_20_link" text:visited-style-name="Visited_20_Internet_20_Link"><text:span text:style-name="T30">/for_res_comm</text:span></text:a></text:p>
          </table:table-cell>
          <table:covered-table-cell/>
          <table:covered-table-cell/>
          <table:covered-table-cell/>
        </table:table-row>
        <table:table-row table:style-name="TableLine2443802402000">
          <table:table-cell table:style-name="Tableau3.A9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802407712">
          <table:table-cell table:style-name="Tableau3.A9" table:number-columns-spanned="4" office:value-type="string">
            <text:p text:style-name="P40"><text:a xlink:type="simple" xlink:href="relatori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</table:table-row>
        <table:table-row table:style-name="TableLine2443802397104">
          <table:table-cell table:style-name="Tableau3.A9" table:number-columns-spanned="4" office:value-type="string">
            <text:p text:style-name="P18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2443802394384">
          <table:table-cell table:style-name="Tableau3.A9" table:number-columns-spanned="4" office:value-type="string">
            <text:p text:style-name="P39"/>
            <text:p text:style-name="P42"><text:span text:style-name="T24"><text:placeholder text:placeholder-type="text">&lt;data.validate&gt;</text:placeholder></text:span><text:span text:style-name="T24"><text:s/></text:span><text:span text:style-name="T24"><text:placeholder text:placeholder-type="text">&lt;o.label.validate&gt;</text:placeholder></text:span></text:p>
          </table:table-cell>
          <table:covered-table-cell/>
          <table:covered-table-cell/>
          <table:covered-table-cell/>
        </table:table-row>
        <table:table-row table:style-name="TableLine2443802399552">
          <table:table-cell table:style-name="Tableau3.A9" table:number-columns-spanned="4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802394656">
          <table:table-cell table:style-name="Tableau3.A9" table:number-columns-spanned="4" office:value-type="string">
            <text:p text:style-name="P41"><text:a xlink:type="simple" xlink:href="relatorio:///for" text:style-name="Internet_20_link" text:visited-style-name="Visited_20_Internet_20_Link"><text:span text:style-name="T19">/for</text:span></text:a></text:p>
          </table:table-cell>
          <table:covered-table-cell/>
          <table:covered-table-cell/>
          <table:covered-table-cell/>
        </table:table-row>
        <table:table-row table:style-name="TableLine2443802407984">
          <table:table-cell table:style-name="Tableau3.A2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3.17cm" style:rel-column-width="10932*"/>
    </style:style>
    <style:style style:name="table_5f_FOOTER.B" style:display-name="table_FOOTER.B" style:family="table-column">
      <style:table-column-properties style:column-width="15.831cm" style:rel-column-width="54603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2443802369360">
            <table:table-cell table:style-name="table_5f_FOOTER.A1" office:value-type="string">
              <text:p text:style-name="MP2"><text:span text:style-name="MT1"><text:s/></text:span><text:span text:style-name="MT1"><text:page-count>2</text:page-count></text:span><text:span text:style-name="MT1">/</text:span><text:span text:style-name="MT1"><text:page-number text:select-page="current">2</text:page-number></text:span></text:p>
            </table:table-cell>
            <table:table-cell table:style-name="table_5f_FOOTER.A1" office:value-type="string">
              <text:p text:style-name="MP3"><text:span text:style-name="MT1"><text:placeholder text:placeholder-type="text">&lt;o.report.time_now&gt;</text:placeholder></text:span><text:span text:style-name="MT1"><text:s/></text:span><text:span text:style-name="MT1"><text:placeholder text:placeholder-type="text">&lt;o.report.date_now&gt;</text:placeholder></text:span><text:span text:style-name="MT1"><text:s/></text:span><text:span text:style-name="MT1"><text:placeholder text:placeholder-type="text">&lt;o.label.edit&gt;</text:placeholder></text:span><text:span text:style-name="MT1"><text:s/></text:span><text:span text:style-name="MT1"><text:placeholder text:placeholder-type="text">&lt;o.rec.num&gt;</text:placeholder></text:span><text:span text:style-name="MT1"><text:s/></text:span><text:span text:style-name="MT1"><text:placeholder text:placeholder-type="text">&lt;o.label.record&gt;</text:placeholder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3-29T17:08:25.870000000</dc:date>
    <meta:editing-duration>P7DT27M32S</meta:editing-duration>
    <meta:editing-cycles>185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64" meta:word-count="167" meta:character-count="1922" meta:non-whitespace-character-count="1816"/>
  </office:meta>
</office:document-meta>
</file>